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330" officeooo:paragraph-rsid="0003a33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a330" officeooo:paragraph-rsid="0003a330" style:font-weight-asian="bold" style:font-weight-complex="bold"/>
    </style:style>
    <style:style style:name="P3" style:family="paragraph" style:parent-style-name="Standard">
      <style:text-properties officeooo:paragraph-rsid="0003a330"/>
    </style:style>
    <style:style style:name="P4" style:family="paragraph" style:parent-style-name="Standard">
      <style:text-properties fo:font-size="12pt" officeooo:paragraph-rsid="0003a330" style:font-size-asian="12pt" style:font-size-complex="12pt"/>
    </style:style>
    <style:style style:name="P5" style:family="paragraph" style:parent-style-name="Standard">
      <style:text-properties fo:font-size="12pt" officeooo:rsid="0003a330" officeooo:paragraph-rsid="0003a330" style:font-size-asian="12pt" style:font-size-complex="12pt"/>
    </style:style>
    <style:style style:name="P6" style:family="paragraph" style:parent-style-name="Standard" style:list-style-name="L1">
      <style:text-properties fo:font-size="12pt" officeooo:rsid="000a0c01" officeooo:paragraph-rsid="000a0c01" style:font-size-asian="12pt" style:font-size-complex="12pt"/>
    </style:style>
    <style:style style:name="P7" style:family="paragraph" style:parent-style-name="Standard" style:list-style-name="L1">
      <style:text-properties fo:font-size="12pt" officeooo:paragraph-rsid="000a0c01" style:font-size-asian="12pt" style:font-size-complex="12pt"/>
    </style:style>
    <style:style style:name="T1" style:family="text">
      <style:text-properties officeooo:rsid="0003a330"/>
    </style:style>
    <style:style style:name="T2" style:family="text">
      <style:text-properties fo:font-weight="bold" officeooo:rsid="0003a330" style:font-weight-asian="bold" style:font-weight-complex="bold"/>
    </style:style>
    <style:style style:name="T3" style:family="text">
      <style:text-properties fo:font-weight="bold" officeooo:rsid="000a0c01" style:font-weight-asian="bold" style:font-weight-complex="bold"/>
    </style:style>
    <style:style style:name="T4" style:family="text">
      <style:text-properties fo:font-weight="bold" officeooo:rsid="00060d74" style:font-weight-asian="bold" style:font-weight-complex="bold"/>
    </style:style>
    <style:style style:name="T5" style:family="text">
      <style:text-properties fo:font-size="11pt" officeooo:rsid="0003a330" style:font-size-asian="11pt" style:font-size-complex="11pt"/>
    </style:style>
    <style:style style:name="T6" style:family="text">
      <style:text-properties fo:font-size="11pt" officeooo:rsid="000a0c01" style:font-size-asian="11pt" style:font-size-complex="11pt"/>
    </style:style>
    <style:style style:name="T7" style:family="text">
      <style:text-properties officeooo:rsid="000a0c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54in" fo:text-indent="-0.25in" fo:margin-left="0.66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54in" fo:text-indent="-0.25in" fo:margin-left="0.91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54in" fo:text-indent="-0.25in" fo:margin-left="1.16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54in" fo:text-indent="-0.25in" fo:margin-left="1.41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54in" fo:text-indent="-0.25in" fo:margin-left="1.66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54in" fo:text-indent="-0.25in" fo:margin-left="1.91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54in" fo:text-indent="-0.25in" fo:margin-left="2.16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54in" fo:text-indent="-0.25in" fo:margin-left="2.41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54in" fo:text-indent="-0.25in" fo:margin-left="2.66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54in" fo:text-indent="-0.25in" fo:margin-left="2.9154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N 143 – Laboratório de Programação</text:p>
      <text:p text:style-name="Standard"/>
      <text:p text:style-name="P3"><text:span text:style-name="T2">TRABALHO </text:span><text:span text:style-name="T3">2</text:span><text:span text:style-name="T2">/3 -</text:span><text:span text:style-name="T3">12</text:span><text:span text:style-name="T4">/1</text:span><text:span text:style-name="T3">1</text:span><text:span text:style-name="T4">/2020 | Data de entrega (Máxima): </text:span><text:span text:style-name="T3">02</text:span><text:span text:style-name="T4">/1</text:span><text:span text:style-name="T3">2</text:span><text:span text:style-name="T4">/2020 23:59h</text:span></text:p>
      <text:p text:style-name="P1"/>
      <text:p text:style-name="P4"><text:span text:style-name="T1"><text:tab/>Este </text:span><text:span text:style-name="T7">segundo</text:span><text:span text:style-name="T1"> trabalho será </text:span><text:span text:style-name="T7">incorporado ao projeto final</text:span><text:span text:style-name="T1">. </text:span><text:span text:style-name="T7">Durante a implementação do projeto final, estes requisitos devem ser adicionados ao sistema:</text:span></text:p>
      <text:p text:style-name="P5"/>
      <text:list xml:id="list1215845284" text:style-name="L1">
        <text:list-item>
          <text:p text:style-name="P6">Todo envio de formulário deve passar por uma validação javascript, para evitar que os usuários enviem comandos maliciosos.<text:line-break/></text:p>
        </text:list-item>
        <text:list-item>
          <text:p text:style-name="P7"><text:span text:style-name="T7">Pelo em dois locais do sistema os dados devem ser preenchidos através de javascript, por exemplo, preenchimento de um dropdown a partir de um arquivo CSS ou vetor.<text:line-break/></text:span></text:p>
        </text:list-item>
        <text:list-item>
          <text:p text:style-name="P6">O sistema deve permitir a troca da paleta de cores através de uma função javascrip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3:19:20.073924367</meta:creation-date>
    <dc:date>2020-11-12T12:11:57.213612310</dc:date>
    <meta:editing-duration>PT37M38S</meta:editing-duration>
    <meta:editing-cycles>8</meta:editing-cycles>
    <meta:generator>LibreOffice/6.4.5.2$Linux_X86_64 LibreOffice_project/40$Build-2</meta:generator>
    <meta:document-statistic meta:table-count="0" meta:image-count="0" meta:object-count="0" meta:page-count="1" meta:paragraph-count="6" meta:word-count="100" meta:character-count="630" meta:non-whitespace-character-count="535"/>
  </office:meta>
</office:document-meta>
</file>